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officeooo:paragraph-rsid="000c3a75"/>
    </style:style>
    <style:style style:name="P2" style:family="paragraph" style:parent-style-name="Preformatted_20_Text" style:list-style-name="L1">
      <style:text-properties officeooo:rsid="000c3a75" officeooo:paragraph-rsid="000c3a75"/>
    </style:style>
    <style:style style:name="P3" style:family="paragraph" style:parent-style-name="Preformatted_20_Text">
      <style:text-properties officeooo:rsid="000c3a75" officeooo:paragraph-rsid="000c3a75"/>
    </style:style>
    <style:style style:name="P4" style:family="paragraph" style:parent-style-name="Preformatted_20_Text" style:list-style-name="L2">
      <style:text-properties officeooo:rsid="000c3a75" officeooo:paragraph-rsid="000c3a75"/>
    </style:style>
    <style:style style:name="T1" style:family="text">
      <style:text-properties officeooo:rsid="000c3a75"/>
    </style:style>
    <style:style style:name="T2" style:family="text">
      <style:text-properties officeooo:rsid="000c70d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iscribing my prototype </text:span></text:p>
      <text:p text:style-name="P1"/>
      <text:list xml:id="list1621995037" text:style-name="L1">
        <text:list-item>
          <text:p text:style-name="P2">individual customer will log in without company detail</text:p>
        </text:list-item>
        <text:list-item>
          <text:p text:style-name="P2">id the booking is done with company detail , reception will contact company to confrim the request.</text:p>
        </text:list-item>
        <text:list-item>
          <text:p text:style-name="P2">Home page without log in will excess to photo gallary and each link on click will take the user to login page if not logged in and booking form page if log in.</text:p>
        </text:list-item>
        <text:list-item>
          <text:p text:style-name="P2">Reception sign in like a simple user but from the admin page hotel can give authorization to reception account.</text:p>
        </text:list-item>
        <text:list-item>
          <text:p text:style-name="P2">The user data page is for reception those boxes will cointail booking data, link to booking form and if the credit detail is plalced or not and then reception can choose whether to approve or not from the same page.</text:p>
        </text:list-item>
      </text:list>
      <text:p text:style-name="P3"/>
      <text:p text:style-name="P3">My Questions </text:p>
      <text:p text:style-name="P3"/>
      <text:list xml:id="list4129918012" text:style-name="L2">
        <text:list-item>
          <text:p text:style-name="P4">Do I have to make a seperate entity to store guest info in my erm design ?</text:p>
        </text:list-item>
        <text:list-item>
          <text:p text:style-name="P4">Is my erm approch correct?</text:p>
        </text:list-item>
      </text:list>
      <text:p text:style-name="P3"/>
      <text:p text:style-name="P3">Hope you give me some Short suggession <text:span text:style-name="T2">to correct my mistake, </text:span><text:s/>so I can improve my erm or prototype <text:span text:style-name="T2">today evening.</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8-14T09:39:36.005105933</dc:date>
    <meta:editing-duration>PT43S</meta:editing-duration>
    <meta:editing-cycles>1</meta:editing-cycles>
    <meta:document-statistic meta:table-count="0" meta:image-count="0" meta:object-count="0" meta:page-count="1" meta:paragraph-count="10" meta:word-count="172" meta:character-count="896" meta:non-whitespace-character-count="738"/>
    <meta:generator>LibreOffice/7.2.7.2$Linux_X86_64 LibreOffice_project/20$Build-2</meta:generator>
  </office:meta>
</office:document-meta>
</file>